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21023 (Valid for 2.54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28508886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28512631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9">Byte 53-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<text:soft-page-break/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28513220" text:style-name="L3">
        <text:list-item>
          <text:p text:style-name="P25">EventByte (1 byte)</text:p>
        </text:list-item>
        <text:list-item>
          <text:p text:style-name="P25">ManualGasSet: new Values for Gas 6 (2 bytes: byte1=O2%, byte2=He%)</text:p>
        </text:list-item>
        <text:list-item>
          <text:p text:style-name="P25">Gas Change (1 byte: current Gas#)</text:p>
        </text:list-item>
        <text:list-item>
          <text:p text:style-name="P25">Temperature in 0.1°C (2 bytes: LOW:HIGH)</text:p>
        </text:list-item>
        <text:list-item>
          <text:p text:style-name="P27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5">GF value (1Byte: GF value in %)</text:p>
        </text:list-item>
        <text:list-item>
          <text:p text:style-name="P25">ppO2 Sensor Values (according to header information, t.b.d)</text:p>
        </text:list-item>
        <text:list-item>
          <text:p text:style-name="P25">Deco Debug (according to header information)</text:p>
        </text:list-item>
        <text:list-item>
          <text:p text:style-name="P27">CNS value (1Byte: CNS value in %)</text:p>
        </text:list-item>
        <text:list-item>
          <text:p text:style-name="P27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28535809" text:style-name="L4">
        <text:list-item>
          <text:p text:style-name="P26">First sample# is 1</text:p>
        </text:list-item>
        <text:list-item>
          <text:p text:style-name="P26">if divisor == 0 the information will never appear</text:p>
        </text:list-item>
        <text:list-item>
          <text:p text:style-name="P26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><text:soft-page-break/></text:p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<text:soft-page-break/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oft-page-break/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<text:soft-page-break/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(%O2,%He)</text:p>
      <text:p text:style-name="P9">Byte98-99:</text:p>
      <text:p text:style-name="P4">Diluent 2 (%O2,%He)</text:p>
      <text:p text:style-name="P9">Byte100-101:</text:p>
      <text:p text:style-name="P4">Diluent 3 (%O2,%He)</text:p>
      <text:p text:style-name="P9">Byte102-103:</text:p>
      <text:p text:style-name="P4">Diluent 4 (%O2,%He)</text:p>
      <text:p text:style-name="P4">Byte104-105:</text:p>
      <text:p text:style-name="P4">Diluent 5 (%O2,%He)</text:p>
      <text:p text:style-name="P9">Byte106:</text:p>
      <text:p text:style-name="P4">First Diluent (1-5)</text:p>
      <text:p text:style-name="P9">Byte10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<text:soft-page-break/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<text:soft-page-break/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11-08T08:38:43.87</dc:date>
    <meta:editing-duration>PT04H13M16S</meta:editing-duration>
    <meta:editing-cycles>21</meta:editing-cycles>
    <meta:generator>OpenOffice.org/3.2$Win32 OpenOffice.org_project/320m18$Build-9502</meta:generator>
    <dc:creator>mh </dc:creator>
    <meta:document-statistic meta:table-count="1" meta:image-count="1" meta:object-count="0" meta:page-count="11" meta:paragraph-count="451" meta:word-count="2791" meta:character-count="16616"/>
  </office:meta>
</office:document-meta>
</file>